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0dbe8c"/>
    </style:style>
    <style:style style:name="P3" style:family="paragraph" style:parent-style-name="Standard">
      <style:text-properties officeooo:paragraph-rsid="000b0c87"/>
    </style:style>
    <style:style style:name="P4" style:family="paragraph" style:parent-style-name="Standard">
      <style:text-properties officeooo:paragraph-rsid="000bc3b9"/>
    </style:style>
    <style:style style:name="P5" style:family="paragraph" style:parent-style-name="Standard">
      <style:text-properties fo:font-weight="bold" officeooo:paragraph-rsid="000d35c7" style:font-weight-asian="bold" style:font-weight-complex="bold"/>
    </style:style>
    <style:style style:name="P6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b0c87"/>
    </style:style>
    <style:style style:name="T2" style:family="text">
      <style:text-properties officeooo:rsid="000bc3b9"/>
    </style:style>
    <style:style style:name="T3" style:family="text">
      <style:text-properties officeooo:rsid="000d35c7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3e4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Installing and Configuring the Image Service</text:h>
      <text:p text:style-name="P3"><text:span text:style-name="T1"/></text:p>
      <text:p text:style-name="P5"><text:span text:style-name="T3">一.install <text:s/></text:span><text:span text:style-name="T1">Image service</text:span></text:p>
      <text:p text:style-name="P3"><text:span text:style-name="T1">1.Install the Image service, as root:</text:span></text:p>
      <text:p text:style-name="P3"><text:span text:style-name="T1"><text:tab/>$ sudo yum install openstack-nova openstack-glance</text:span></text:p>
      <text:p text:style-name="P3"><text:span text:style-name="T1"/></text:p>
      <text:p text:style-name="P3"><text:span text:style-name="T1">2.delete the sqlite database it creates</text:span></text:p>
      <text:p text:style-name="P3"><text:span text:style-name="T1"><text:tab/> rm /var/lib/glance/glance.sqlite</text:span></text:p>
      <text:p text:style-name="P3"><text:span text:style-name="T1"><text:tab/>then change the configuration to point to the MySQL database</text:span></text:p>
      <text:p text:style-name="P4"><text:span text:style-name="T2"/></text:p>
      <text:p text:style-name="P4"><text:span text:style-name="T2">3.reate a glance MySQL database and a glance MySQL user</text:span></text:p>
      <text:p text:style-name="P4"><text:span text:style-name="T2"><text:tab/>$ mysql -u root -p</text:span></text:p>
      <text:p text:style-name="P4"><text:span text:style-name="T2"><text:tab/>mysql&gt; CREATE DATABASE glance;</text:span></text:p>
      <text:p text:style-name="P4"><text:span text:style-name="T2"><text:tab/>mysql&gt; GRANT ALL ON glance.* TO 'glance'@'%' IDENTIFIED BY '[YOUR_GLANCEDB_PASSWORD]';</text:span></text:p>
      <text:p text:style-name="P1">mysql&gt; GRANT ALL ON glance.* TO 'glance'@'localhost' IDENTIFIED BY '[YOUR_GLANCEDB_PASSWORD]';</text:p>
      <text:p text:style-name="P4"><text:span text:style-name="T2">二.</text:span><text:bookmark text:name="configure-glance-files"/><text:span text:style-name="T2"> Edit the Glance configuration files</text:span></text:p>
      <text:p text:style-name="P4"><text:span text:style-name="T2"><text:tab/>1.The glance-api service implements versions 1 and 2 of the OpenStack Images API. By default, both are enabled by setting these configuration options to "true" in the </text:span><text:span text:style-name="Source_20_Text"><text:span text:style-name="T2">glance-api.conf</text:span></text:span><text:span text:style-name="T2"> file. </text:span></text:p>
      <text:p text:style-name="P4"><text:span text:style-name="T2"><text:tab/>enable_v1_api=True</text:span></text:p>
      <text:p text:style-name="P4"><text:span text:style-name="T2"><text:tab/>enable_v2_api=True</text:span></text:p>
      <text:p text:style-name="P4"><text:span text:style-name="T2"><text:tab/></text:span></text:p>
      <text:p text:style-name="P4"><text:span text:style-name="T2"><text:tab/>2.Add the admin and service identifiers and flavor=keystone to the end of </text:span><text:span text:style-name="Source_20_Text"><text:span text:style-name="T2">/etc/glance/glance-api.conf</text:span></text:span><text:span text:style-name="T2"> as shown below.</text:span></text:p>
      <text:p text:style-name="P4"><text:span text:style-name="T2"><text:tab/>[keystone_authtoken]</text:span></text:p>
      <text:p text:style-name="Preformatted_20_Text">auth_host = 127.0.0.1</text:p>
      <text:p text:style-name="Preformatted_20_Text">auth_port = 35357</text:p>
      <text:p text:style-name="Preformatted_20_Text">auth_protocol = http</text:p>
      <text:p text:style-name="Preformatted_20_Text">admin_tenant_name = service(租户的名称)</text:p>
      <text:p text:style-name="Preformatted_20_Text">admin_user = glance</text:p>
      <text:p text:style-name="Preformatted_20_Text">admin_password = glance</text:p>
      <text:p text:style-name="Preformatted_20_Text"/>
      <text:p text:style-name="Preformatted_20_Text">[paste_deploy]</text:p>
      <text:p text:style-name="Preformatted_20_Text"># Name of the paste configuration file that defines the available pipelines</text:p>
      <text:p text:style-name="Preformatted_20_Text">config_file = /etc/glance/glance-api-paste.ini</text:p>
      <text:p text:style-name="Preformatted_20_Text"/>
      <text:p text:style-name="Preformatted_20_Text"># Partial name of a pipeline in your paste configuration file with the</text:p>
      <text:p text:style-name="Preformatted_20_Text"># service name removed. For example, if your paste section name is</text:p>
      <text:p text:style-name="Preformatted_20_Text"># [pipeline:glance-api-keystone], you would configure the flavor below</text:p>
      <text:p text:style-name="Preformatted_20_Text"># as 'keystone'.</text:p>
      <text:p text:style-name="P1">flavor=keystone</text:p>
      <text:p text:style-name="P1"/>
      <text:p text:style-name="P2"><text:tab/><text:span text:style-name="T5">3.Restart glance-api to pick up these changed settings.</text:span></text:p>
      <text:p text:style-name="P2"><text:tab/><text:tab/>service glance-api restart</text:p>
      <text:p text:style-name="P2"/>
      <text:p text:style-name="P2"><text:tab/>4.Update the last sections of <text:span text:style-name="Source_20_Text">/etc/glance/glance-registry.conf</text:span></text:p>
      <text:p text:style-name="P2"><text:soft-page-break/><text:span text:style-name="Source_20_Text"><text:tab/>Update the last sections of /etc/glance/glance-registry.conf to reflect the values you set earlier for admin user and the service tenant, plus enable the Identity service with flavor=keystone.</text:span></text:p>
      <text:p text:style-name="P2"><text:span text:style-name="Source_20_Text"><text:tab/>[keystone_authtoken]</text:span></text:p>
      <text:p text:style-name="Preformatted_20_Text">auth_host = 127.0.0.1</text:p>
      <text:p text:style-name="Preformatted_20_Text">auth_port = 35357</text:p>
      <text:p text:style-name="Preformatted_20_Text">auth_protocol = http</text:p>
      <text:p text:style-name="Preformatted_20_Text">admin_tenant_name = service</text:p>
      <text:p text:style-name="Preformatted_20_Text">admin_user = glance</text:p>
      <text:p text:style-name="Preformatted_20_Text">admin_password = glance</text:p>
      <text:p text:style-name="Preformatted_20_Text"/>
      <text:p text:style-name="Preformatted_20_Text">[paste_deploy]</text:p>
      <text:p text:style-name="Preformatted_20_Text"># Name of the paste configuration file that defines the available pipelines</text:p>
      <text:p text:style-name="Preformatted_20_Text">config_file = /etc/glance/glance-registry-paste.ini</text:p>
      <text:p text:style-name="Preformatted_20_Text"/>
      <text:p text:style-name="Preformatted_20_Text"># Partial name of a pipeline in your paste configuration file with the</text:p>
      <text:p text:style-name="Preformatted_20_Text"># service name removed. For example, if your paste section name is</text:p>
      <text:p text:style-name="Preformatted_20_Text"># [pipeline:glance-api-keystone], you would configure the flavor below</text:p>
      <text:p text:style-name="Preformatted_20_Text"># as 'keystone'.</text:p>
      <text:p text:style-name="P1">flavor=keystone</text:p>
      <text:p text:style-name="P2"><text:span text:style-name="Source_20_Text"><text:tab/>6.Update /etc/glance/glance-registry-paste.ini by enabling the Identity service, keystone:</text:span></text:p>
      <text:p text:style-name="P2"><text:span text:style-name="Source_20_Text"><text:tab/># Use this pipeline for keystone auth</text:span></text:p>
      <text:p text:style-name="Preformatted_20_Text"><text:tab/>[pipeline:glance-registry-keystone]</text:p>
      <text:p text:style-name="P1"><text:tab/>pipeline = authtoken context registryapp</text:p>
      <text:p text:style-name="P1"/>
      <text:p text:style-name="P1"><text:tab/>7.Ensure that <text:span text:style-name="Source_20_Text">/etc/glance/glance-registry.conf</text:span> points to the MySQL database rather than sqlite</text:p>
      <text:p text:style-name="P1"><text:tab/>sql_connection = mysql://glance:[YOUR_GLANCEDB_PASSWORD]@192.168.206.130/glance</text:p>
      <text:p text:style-name="P1"><text:tab/><text:span text:style-name="T6">8.Restart glance-registry to pick up these changed settings.</text:span></text:p>
      <text:p text:style-name="P1"><text:span text:style-name="T6"/></text:p>
      <text:p text:style-name="P1"><text:span text:style-name="T6"><text:tab/>9.populate or migrate the database</text:span></text:p>
      <text:p text:style-name="P1"><text:span text:style-name="T6"><text:tab/>glance-manage db_sync</text:span></text:p>
      <text:p text:style-name="P1"><text:span text:style-name="T6"><text:tab/>10.Restart glance-registry and glance-api services, as root:</text:span></text:p>
      <text:p text:style-name="P1"><text:span text:style-name="T6"><text:tab/><text:tab/># service glance-registry restart</text:span></text:p>
      <text:p text:style-name="P1"><text:tab/><text:tab/># service glance-api restart</text:p>
      <text:p text:style-name="P1"><text:span text:style-name="T6"/></text:p>
      <text:p text:style-name="P1"/>
      <text:p text:style-name="P2"><text:span text:style-name="Source_20_Text"/></text:p>
      <text:p text:style-name="P1"><text:soft-page-break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Devanagar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Devanagar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DejaVu Sans Mono" style:font-name-asian="DejaVu Sans Mono" style:font-name-complex="Lohit Devanagar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6-13T12:42:49</meta:creation-date>
    <dc:date>2013-06-13T12:56:00</dc:date>
    <dc:creator>luyuzhe </dc:creator>
    <meta:editing-duration>PT12M37S</meta:editing-duration>
    <meta:editing-cycles>12</meta:editing-cycles>
    <meta:generator>LibreOffice/4.0.3.3$Linux_X86_64 LibreOffice_project/0eaa50a932c8f2199a615e1eb30f7ac74279539</meta:generator>
    <meta:document-statistic meta:table-count="0" meta:image-count="0" meta:object-count="0" meta:page-count="3" meta:paragraph-count="64" meta:word-count="392" meta:character-count="2978" meta:non-whitespace-character-count="2622"/>
  </office:meta>
</office:document-meta>
</file>